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pS" table:style-name="ta1">
        <table:shapes>
          <draw:frame draw:z-index="0" draw:style-name="gr1" draw:text-style-name="P1" svg:width="15.999cm" svg:height="8.999cm" svg:x="8.477cm" svg:y="0.016cm">
            <draw:object draw:notify-on-update-of-ranges="appS.A2:appS.A7 appS.B1:appS.B1 appS.B2:app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456cm" svg:y="9.934cm">
            <draw:object draw:notify-on-update-of-ranges="appS.A24:appS.A29 appS.B23:appS.B23 appS.B24:appS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457cm" svg:y="19.883cm">
            <draw:object draw:notify-on-update-of-ranges="appS.A46:appS.A51 appS.B45:appS.B45 appS.B46:appS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2.95651" calcext:value-type="float">
            <text:p>2,96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1.41889" calcext:value-type="float">
            <text:p>1,42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1.04767" calcext:value-type="float">
            <text:p>1,05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1.18192" calcext:value-type="float">
            <text:p>1,18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0.584689" calcext:value-type="float">
            <text:p>0,58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0.545118" calcext:value-type="float">
            <text:p>0,55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1.17883" calcext:value-type="float">
            <text:p>1,18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0.558498" calcext:value-type="float">
            <text:p>0,56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0.560169" calcext:value-type="float">
            <text:p>0,56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0.572098" calcext:value-type="float">
            <text:p>0,57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0.567712" calcext:value-type="float">
            <text:p>0,57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0.576733" calcext:value-type="float">
            <text:p>0,58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1.1622" calcext:value-type="float">
            <text:p>1,16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0.490673" calcext:value-type="float">
            <text:p>0,49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0.475515" calcext:value-type="float">
            <text:p>0,48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0.478671" calcext:value-type="float">
            <text:p>0,48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0.479484" calcext:value-type="float">
            <text:p>0,48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0.48534" calcext:value-type="float">
            <text:p>0,49</text:p>
          </table:table-cell>
        </table:table-row>
      </table:table>
      <table:table table:name="appM" table:style-name="ta1">
        <table:shapes>
          <draw:frame draw:z-index="0" draw:style-name="gr1" draw:text-style-name="P1" svg:width="15.999cm" svg:height="8.999cm" svg:x="8.473cm" svg:y="0.034cm">
            <draw:object draw:notify-on-update-of-ranges="appM.A2:appM.A7 appM.B1:appM.B1 appM.B2:appM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8.458cm" svg:y="9.983cm">
            <draw:object draw:notify-on-update-of-ranges="appM.A24:appM.A29 appM.B23:appM.B23 appM.B24:appM.B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8.473cm" svg:y="20.334cm">
            <draw:object draw:notify-on-update-of-ranges="appM.A46:appM.A51 appM.B45:appM.B45 appM.B46:appM.B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51.9304" calcext:value-type="float">
            <text:p>51,93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14.6701" calcext:value-type="float">
            <text:p>14,67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59.2456" calcext:value-type="float">
            <text:p>59,25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87.6177" calcext:value-type="float">
            <text:p>87,62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10.3139" calcext:value-type="float">
            <text:p>10,31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8.11811" calcext:value-type="float">
            <text:p>8,12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15.3419" calcext:value-type="float">
            <text:p>15,34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4.83502" calcext:value-type="float">
            <text:p>4,84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7.88494" calcext:value-type="float">
            <text:p>7,88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9.20953" calcext:value-type="float">
            <text:p>9,21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4.2073" calcext:value-type="float">
            <text:p>4,21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3.36669" calcext:value-type="float">
            <text:p>3,37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7.72362" calcext:value-type="float">
            <text:p>7,72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2.62376" calcext:value-type="float">
            <text:p>2,62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2.57794" calcext:value-type="float">
            <text:p>2,58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2.70359" calcext:value-type="float">
            <text:p>2,70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2.61788" calcext:value-type="float">
            <text:p>2,62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2.59866" calcext:value-type="float">
            <text:p>2,60</text:p>
          </table:table-cell>
        </table:table-row>
      </table:table>
      <table:table table:name="appL" table:style-name="ta1">
        <table:shapes>
          <draw:frame draw:z-index="0" draw:style-name="gr1" draw:text-style-name="P1" svg:width="15.999cm" svg:height="8.999cm" svg:x="8.439cm" svg:y="0cm">
            <draw:object draw:notify-on-update-of-ranges="appL.A2:appL.A7 appL.B1:appL.B1 appL.B2:appL.B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8.439cm" svg:y="9.967cm">
            <draw:object draw:notify-on-update-of-ranges="appL.A24:appL.A29 appL.B23:appL.B23 appL.B24:appL.B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8.457cm" svg:y="19.9cm">
            <draw:object draw:notify-on-update-of-ranges="appL.A46:appL.A51 appL.B45:appL.B45 appL.B46:appL.B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512.55" calcext:value-type="float">
            <text:p>512,55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269.515" calcext:value-type="float">
            <text:p>269,52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618.426" calcext:value-type="float">
            <text:p>618,43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612.095" calcext:value-type="float">
            <text:p>612,10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309.929" calcext:value-type="float">
            <text:p>309,93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225.679" calcext:value-type="float">
            <text:p>225,68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327.699" calcext:value-type="float">
            <text:p>327,70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75.0256" calcext:value-type="float">
            <text:p>75,03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440.994" calcext:value-type="float">
            <text:p>440,99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543.385" calcext:value-type="float">
            <text:p>543,39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242.366" calcext:value-type="float">
            <text:p>242,37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194.268" calcext:value-type="float">
            <text:p>194,27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Caso de estudo</text:p>
          </table:table-cell>
          <table:table-cell office:value-type="string" calcext:value-type="string">
            <text:p>Tempo (segundos)</text:p>
          </table:table-cell>
        </table:table-row>
        <table:table-row table:style-name="ro1">
          <table:table-cell office:value-type="string" calcext:value-type="string">
            <text:p>caso1</text:p>
          </table:table-cell>
          <table:table-cell table:style-name="ce1" office:value-type="float" office:value="144.781" calcext:value-type="float">
            <text:p>144,78</text:p>
          </table:table-cell>
        </table:table-row>
        <table:table-row table:style-name="ro1">
          <table:table-cell office:value-type="string" calcext:value-type="string">
            <text:p>caso2</text:p>
          </table:table-cell>
          <table:table-cell table:style-name="ce1" office:value-type="float" office:value="39.142" calcext:value-type="float">
            <text:p>39,14</text:p>
          </table:table-cell>
        </table:table-row>
        <table:table-row table:style-name="ro1">
          <table:table-cell office:value-type="string" calcext:value-type="string">
            <text:p>caso3</text:p>
          </table:table-cell>
          <table:table-cell table:style-name="ce1" office:value-type="float" office:value="165.159" calcext:value-type="float">
            <text:p>165,16</text:p>
          </table:table-cell>
        </table:table-row>
        <table:table-row table:style-name="ro1">
          <table:table-cell office:value-type="string" calcext:value-type="string">
            <text:p>caso4</text:p>
          </table:table-cell>
          <table:table-cell table:style-name="ce1" office:value-type="float" office:value="339.457" calcext:value-type="float">
            <text:p>339,46</text:p>
          </table:table-cell>
        </table:table-row>
        <table:table-row table:style-name="ro1">
          <table:table-cell office:value-type="string" calcext:value-type="string">
            <text:p>caso5</text:p>
          </table:table-cell>
          <table:table-cell table:style-name="ce1" office:value-type="float" office:value="171.121" calcext:value-type="float">
            <text:p>171,12</text:p>
          </table:table-cell>
        </table:table-row>
        <table:table-row table:style-name="ro1">
          <table:table-cell office:value-type="string" calcext:value-type="string">
            <text:p>caso6</text:p>
          </table:table-cell>
          <table:table-cell table:style-name="ce1" office:value-type="float" office:value="131.338" calcext:value-type="float">
            <text:p>131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0:44:52.275853755</meta:creation-date>
    <dc:date>2023-01-25T22:34:54.924034925</dc:date>
    <meta:editing-duration>PT1H13M28S</meta:editing-duration>
    <meta:editing-cycles>6</meta:editing-cycles>
    <meta:generator>LibreOffice/7.4.0.3$Linux_X86_64 LibreOffice_project/f85e47c08ddd19c015c0114a68350214f7066f5a</meta:generator>
    <meta:document-statistic meta:table-count="3" meta:cell-count="126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S.A2:appS.B7 appS.B1:appS.B1" chart:data-source-has-labels="both" svg:x="1.331cm" svg:y="0.18cm" svg:width="14.349cm" svg:height="7.659cm">
          <chart:coordinate-region svg:x="2.243cm" svg:y="0.379cm" svg:width="13.437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S.A2:appS.A7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S.B2:appS.B7" chart:label-cell-address="appS.B1:appS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S.B1:app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S.A2:appS.A7</svg:desc>
                </draw:g>
              </table:table-cell>
              <table:table-cell office:value-type="float" office:value="2.95651">
                <text:p>2.95651</text:p>
                <draw:g>
                  <svg:desc>appS.B2:appS.B7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1.41889">
                <text:p>1.41889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1.04767">
                <text:p>1.04767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1.18192">
                <text:p>1.18192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0.584689">
                <text:p>0.584689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0.545118">
                <text:p>0.545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S.A24:appS.B29 appS.B23:appS.B23" chart:data-source-has-labels="both" svg:x="1.331cm" svg:y="0.18cm" svg:width="14.349cm" svg:height="7.659cm">
          <chart:coordinate-region svg:x="2.243cm" svg:y="0.38cm" svg:width="13.437cm" svg:height="6.812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S.A24:appS.A29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S.B24:appS.B29" chart:label-cell-address="appS.B23:appS.B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S.B23:appS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S.A24:appS.A29</svg:desc>
                </draw:g>
              </table:table-cell>
              <table:table-cell office:value-type="float" office:value="1.17883">
                <text:p>1.17883</text:p>
                <draw:g>
                  <svg:desc>appS.B24:appS.B29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0.558498">
                <text:p>0.558498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0.560169">
                <text:p>0.560169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0.572098">
                <text:p>0.572098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0.567712">
                <text:p>0.567712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0.576733">
                <text:p>0.576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S.A46:appS.B51 appS.B45:appS.B45" chart:data-source-has-labels="both" svg:x="1.331cm" svg:y="0.18cm" svg:width="14.349cm" svg:height="7.659cm">
          <chart:coordinate-region svg:x="2.243cm" svg:y="0.38cm" svg:width="13.437cm" svg:height="6.812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S.A46:appS.A51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S.B46:appS.B51" chart:label-cell-address="appS.B45:appS.B4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S.B45:appS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S.A46:appS.A51</svg:desc>
                </draw:g>
              </table:table-cell>
              <table:table-cell office:value-type="float" office:value="1.1622">
                <text:p>1.1622</text:p>
                <draw:g>
                  <svg:desc>appS.B46:appS.B51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0.490673">
                <text:p>0.490673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0.475515">
                <text:p>0.475515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0.478671">
                <text:p>0.478671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0.479484">
                <text:p>0.479484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0.48534">
                <text:p>0.48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M.A2:appM.B7 appM.B1:appM.B1" chart:data-source-has-labels="both" svg:x="1.331cm" svg:y="0.18cm" svg:width="14.349cm" svg:height="7.659cm">
          <chart:coordinate-region svg:x="2.614cm" svg:y="0.379cm" svg:width="13.066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M.A2:appM.A7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M.B2:appM.B7" chart:label-cell-address="appM.B1:appM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M.B1:appM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M.A2:appM.A7</svg:desc>
                </draw:g>
              </table:table-cell>
              <table:table-cell office:value-type="float" office:value="51.9304">
                <text:p>51.9304</text:p>
                <draw:g>
                  <svg:desc>appM.B2:appM.B7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14.6701">
                <text:p>14.6701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59.2456">
                <text:p>59.2456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87.6177">
                <text:p>87.6177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10.3139">
                <text:p>10.3139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8.11811">
                <text:p>8.118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M.A23:appM.B29" chart:data-source-has-labels="both" svg:x="1.331cm" svg:y="0.18cm" svg:width="14.349cm" svg:height="7.659cm">
          <chart:coordinate-region svg:x="2.429cm" svg:y="0.379cm" svg:width="13.251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M.A24:appM.A29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M.B24:appM.B29" chart:label-cell-address="appM.B23:appM.B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M.B23:appM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M.A24:appM.A29</svg:desc>
                </draw:g>
              </table:table-cell>
              <table:table-cell office:value-type="float" office:value="15.3419">
                <text:p>15.3419</text:p>
                <draw:g>
                  <svg:desc>appM.B24:appM.B29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4.83502">
                <text:p>4.83502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7.88494">
                <text:p>7.88494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9.20953">
                <text:p>9.20953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4.2073">
                <text:p>4.2073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3.36669">
                <text:p>3.366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M.A45:appM.B51" chart:data-source-has-labels="both" svg:x="1.331cm" svg:y="0.18cm" svg:width="14.349cm" svg:height="7.659cm">
          <chart:coordinate-region svg:x="2.243cm" svg:y="0.379cm" svg:width="13.437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M.A46:appM.A51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M.B46:appM.B51" chart:label-cell-address="appM.B45:appM.B4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M.B45:appM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M.A46:appM.A51</svg:desc>
                </draw:g>
              </table:table-cell>
              <table:table-cell office:value-type="float" office:value="7.72362">
                <text:p>7.72362</text:p>
                <draw:g>
                  <svg:desc>appM.B46:appM.B51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2.62376">
                <text:p>2.62376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2.57794">
                <text:p>2.57794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2.70359">
                <text:p>2.70359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2.61788">
                <text:p>2.61788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2.59866">
                <text:p>2.598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L.A2:appL.B7 appL.B1:appL.B1" chart:data-source-has-labels="both" svg:x="1.331cm" svg:y="0.18cm" svg:width="14.349cm" svg:height="7.659cm">
          <chart:coordinate-region svg:x="2.614cm" svg:y="0.38cm" svg:width="13.066cm" svg:height="6.812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L.A2:appL.A7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L.B2:appL.B7" chart:label-cell-address="appL.B1:appL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L.B1:app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L.A2:appL.A7</svg:desc>
                </draw:g>
              </table:table-cell>
              <table:table-cell office:value-type="float" office:value="512.55">
                <text:p>512.55</text:p>
                <draw:g>
                  <svg:desc>appL.B2:appL.B7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269.515">
                <text:p>269.515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618.426">
                <text:p>618.426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612.095">
                <text:p>612.095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309.929">
                <text:p>309.929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225.679">
                <text:p>225.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L.A24:appL.B29 appL.B23:appL.B23" chart:data-source-has-labels="both" svg:x="1.331cm" svg:y="0.18cm" svg:width="14.349cm" svg:height="7.659cm">
          <chart:coordinate-region svg:x="2.614cm" svg:y="0.379cm" svg:width="13.066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L.A24:appL.A29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L.B24:appL.B29" chart:label-cell-address="appL.B23:appL.B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L.B23:appL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L.A24:appL.A29</svg:desc>
                </draw:g>
              </table:table-cell>
              <table:table-cell office:value-type="float" office:value="327.699">
                <text:p>327.699</text:p>
                <draw:g>
                  <svg:desc>appL.B24:appL.B29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75.0256">
                <text:p>75.0256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440.994">
                <text:p>440.994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543.385">
                <text:p>543.385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242.366">
                <text:p>242.366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194.268">
                <text:p>194.2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ppL.A46:appL.B51 appL.B45:appL.B45" chart:data-source-has-labels="both" svg:x="1.331cm" svg:y="0.18cm" svg:width="14.349cm" svg:height="7.659cm">
          <chart:coordinate-region svg:x="2.614cm" svg:y="0.379cm" svg:width="13.066cm" svg:height="6.813cm"/>
          <chart:axis chart:dimension="x" chart:name="primary-x" chart:style-name="ch3" chartooo:axis-type="auto">
            <chartooo:date-scale/>
            <chart:title svg:x="7.231cm" svg:y="8.019cm" chart:style-name="ch4">
              <text:p>Casos de estudo</text:p>
            </chart:title>
            <chart:categories table:cell-range-address="appL.A46:appL.A51"/>
          </chart:axis>
          <chart:axis chart:dimension="y" chart:name="primary-y" chart:style-name="ch5">
            <chart:title svg:x="0.451cm" svg:y="5.429cm" chart:style-name="ch6">
              <text:p>Tempo (segundos)</text:p>
            </chart:title>
            <chart:grid chart:style-name="ch7" chart:class="major"/>
          </chart:axis>
          <chart:series chart:style-name="ch8" chart:values-cell-range-address="appL.B46:appL.B51" chart:label-cell-address="appL.B45:appL.B4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egundos)</text:p>
                <draw:g>
                  <svg:desc>appL.B45:appL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o1</text:p>
                <draw:g>
                  <svg:desc>appL.A46:appL.A51</svg:desc>
                </draw:g>
              </table:table-cell>
              <table:table-cell office:value-type="float" office:value="144.781">
                <text:p>144.781</text:p>
                <draw:g>
                  <svg:desc>appL.B46:appL.B51</svg:desc>
                </draw:g>
              </table:table-cell>
            </table:table-row>
            <table:table-row>
              <table:table-cell office:value-type="string">
                <text:p>caso2</text:p>
              </table:table-cell>
              <table:table-cell office:value-type="float" office:value="39.142">
                <text:p>39.142</text:p>
              </table:table-cell>
            </table:table-row>
            <table:table-row>
              <table:table-cell office:value-type="string">
                <text:p>caso3</text:p>
              </table:table-cell>
              <table:table-cell office:value-type="float" office:value="165.159">
                <text:p>165.159</text:p>
              </table:table-cell>
            </table:table-row>
            <table:table-row>
              <table:table-cell office:value-type="string">
                <text:p>caso4</text:p>
              </table:table-cell>
              <table:table-cell office:value-type="float" office:value="339.457">
                <text:p>339.457</text:p>
              </table:table-cell>
            </table:table-row>
            <table:table-row>
              <table:table-cell office:value-type="string">
                <text:p>caso5</text:p>
              </table:table-cell>
              <table:table-cell office:value-type="float" office:value="171.121">
                <text:p>171.121</text:p>
              </table:table-cell>
            </table:table-row>
            <table:table-row>
              <table:table-cell office:value-type="string">
                <text:p>caso6</text:p>
              </table:table-cell>
              <table:table-cell office:value-type="float" office:value="131.338">
                <text:p>131.3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